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Tokenizer.PathTokeniz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Tokenizer.nextToken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athTokenizer.hasMoreToke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